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ma Madurai1" svg:font-family="'Arima Madurai'"/>
    <style:font-face style:name="Arima Madurai" svg:font-family="'Arima Madurai', cursive"/>
    <style:font-face style:name="Calibri" svg:font-family="Calibri, Arial, Helvetica, sans-serif"/>
    <style:font-face style:name="Raleway" svg:font-family="Raleway,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99efc" officeooo:paragraph-rsid="00099efc"/>
    </style:style>
    <style:style style:name="P2" style:family="paragraph" style:parent-style-name="Standard">
      <style:paragraph-properties fo:line-height="150%"/>
      <style:text-properties officeooo:rsid="00099efc" officeooo:paragraph-rsid="000a2bf9"/>
    </style:style>
    <style:style style:name="P3" style:family="paragraph" style:parent-style-name="Standard">
      <style:paragraph-properties fo:line-height="150%"/>
      <style:text-properties officeooo:paragraph-rsid="00099efc"/>
    </style:style>
    <style:style style:name="P4" style:family="paragraph" style:parent-style-name="Standard">
      <style:paragraph-properties fo:line-height="150%"/>
      <style:text-properties officeooo:paragraph-rsid="000c4dd6"/>
    </style:style>
    <style:style style:name="P5" style:family="paragraph" style:parent-style-name="Standard">
      <style:paragraph-properties fo:line-height="150%"/>
      <style:text-properties officeooo:rsid="000a2bf9" officeooo:paragraph-rsid="000a2bf9"/>
    </style:style>
    <style:style style:name="P6" style:family="paragraph" style:parent-style-name="Standard">
      <style:paragraph-properties fo:line-height="150%"/>
      <style:text-properties officeooo:rsid="000a2bf9" officeooo:paragraph-rsid="000a5a63"/>
    </style:style>
    <style:style style:name="P7" style:family="paragraph" style:parent-style-name="Standard">
      <style:paragraph-properties fo:line-height="150%"/>
      <style:text-properties officeooo:rsid="000aeb5e" officeooo:paragraph-rsid="000aeb5e"/>
    </style:style>
    <style:style style:name="P8" style:family="paragraph" style:parent-style-name="Standard">
      <style:paragraph-properties fo:line-height="150%"/>
      <style:text-properties officeooo:rsid="000c4dd6" officeooo:paragraph-rsid="000c4dd6"/>
    </style:style>
    <style:style style:name="P9" style:family="paragraph" style:parent-style-name="Standard">
      <style:paragraph-properties fo:line-height="150%"/>
      <style:text-properties fo:font-style="italic" officeooo:rsid="000c4dd6" officeooo:paragraph-rsid="000c4dd6" style:font-style-asian="italic" style:font-style-complex="italic"/>
    </style:style>
    <style:style style:name="P10" style:family="paragraph" style:parent-style-name="Standard">
      <style:paragraph-properties fo:line-height="150%"/>
      <style:text-properties fo:font-style="italic" officeooo:rsid="000df4b2" officeooo:paragraph-rsid="000df4b2" style:font-style-asian="italic" style:font-style-complex="italic"/>
    </style:style>
    <style:style style:name="P11" style:family="paragraph" style:parent-style-name="Standard">
      <style:paragraph-properties fo:line-height="150%"/>
      <style:text-properties fo:font-style="normal" officeooo:rsid="000df4b2" officeooo:paragraph-rsid="000df4b2" style:font-style-asian="normal" style:font-style-complex="normal"/>
    </style:style>
    <style:style style:name="T1" style:family="text">
      <style:text-properties officeooo:rsid="00099efc"/>
    </style:style>
    <style:style style:name="T2" style:family="text">
      <style:text-properties officeooo:rsid="000a2bf9"/>
    </style:style>
    <style:style style:name="T3" style:family="text">
      <style:text-properties fo:font-weight="bold" style:font-weight-asian="bold" style:font-weight-complex="bold"/>
    </style:style>
    <style:style style:name="T4" style:family="text">
      <style:text-properties fo:font-weight="bold" officeooo:rsid="00099efc" style:font-weight-asian="bold" style:font-weight-complex="bold"/>
    </style:style>
    <style:style style:name="T5" style:family="text">
      <style:text-properties fo:font-weight="bold" officeooo:rsid="000a5a63" style:font-weight-asian="bold" style:font-weight-complex="bold"/>
    </style:style>
    <style:style style:name="T6" style:family="text">
      <style:text-properties officeooo:rsid="000a5a63"/>
    </style:style>
    <style:style style:name="T7" style:family="text">
      <style:text-properties fo:font-weight="normal" style:font-weight-asian="normal" style:font-weight-complex="normal"/>
    </style:style>
    <style:style style:name="T8" style:family="text">
      <style:text-properties fo:font-weight="normal" officeooo:rsid="000aeb5e" style:font-weight-asian="normal" style:font-weight-complex="normal"/>
    </style:style>
    <style:style style:name="T9" style:family="text">
      <style:text-properties fo:font-variant="normal" fo:text-transform="none" fo:color="#333333" style:font-name="Raleway" fo:font-size="12pt" fo:letter-spacing="normal" fo:font-style="normal" fo:font-weight="normal" officeooo:rsid="00099efc" style:font-weight-asian="bold" style:font-weight-complex="bold"/>
    </style:style>
    <style:style style:name="T10" style:family="text">
      <style:text-properties fo:font-variant="normal" fo:text-transform="none" fo:color="#000000" style:font-name="Liberation Serif" fo:font-size="12pt" fo:letter-spacing="normal" fo:font-style="normal" fo:font-weight="normal" officeooo:rsid="000aeb5e" style:font-weight-asian="bold" style:font-weight-complex="bold"/>
    </style:style>
    <style:style style:name="T11" style:family="text">
      <style:text-properties officeooo:rsid="000aeb5e"/>
    </style:style>
    <style:style style:name="T12" style:family="text">
      <style:text-properties officeooo:rsid="000df4b2"/>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fruits secs , graines </text:p>
      <text:p text:style-name="P1"/>
      <text:p text:style-name="P1">Tout le monde connaît les fruits secs et leurs bienfaits. Ici on consomme en grande quantité :</text:p>
      <text:p text:style-name="P2"><text:span text:style-name="T3">-Baie de goji </text:span>: cette petite graine rouge connut pour leur bénéfice antioxydant, <text:span text:style-name="T2">elle contient de nombreux minéraux et oligo-élément, le fer, le phosphore, le potassium, le calcium et le zinc. Elle est riche en protéines, en fibres et <text:s/>une grande quantité de vitamines comme la A,B,C et E. Bref une incontournable le matin</text:span></text:p>
      <text:p text:style-name="P2"/>
      <text:p text:style-name="P3"><text:span text:style-name="T1">-</text:span><text:span text:style-name="T4">Mulbery :</text:span><text:span text:style-name="T1"> c’est une mûre séchée, si vous n’avez pas encore goûté vous allez adorer ! Elle est riche en vitamine B2, calcium et fer. <text:s/></text:span></text:p>
      <text:p text:style-name="P3"/>
      <text:p text:style-name="P4"><text:span text:style-name="T1">-</text:span><text:span text:style-name="T4">Sésame :</text:span><text:span text:style-name="T8"> cette minuscule graine est tout aussi riche en vitamines B et E, contient du magnésium, du potassium, du cuivre et du fer mais surtout du calcium ( le sésame noir à un apport plus important)</text:span><text:span text:style-name="T9">. </text:span><text:span text:style-name="T10">Nous ne mangeons plus de sel « traditionnel » mais nous utilisons du Gomasio mélange de sel et de graines de sésame. Beaucoup moins riche en sel et bien meilleur que ce soit pour les artères et les papilles gustatives.</text:span></text:p>
      <text:p text:style-name="P4"><text:span text:style-name="T10"><text:s/></text:span></text:p>
      <text:p text:style-name="P1"><text:span text:style-name="T3">- </text:span><text:span text:style-name="T5">Graine de tournesol : </text:span><text:span text:style-name="T8">Graine qui présente elle aussi un concentré de nutriments comme calcium, magnésium, vitamines A, B6, D et E …</text:span></text:p>
      <text:p text:style-name="P1"><text:span text:style-name="T8"/></text:p>
      <text:p text:style-name="P7"><text:span text:style-name="T8">T</text:span><text:span text:style-name="T7">outes ces petites graines ont des bien faits non négligeable sur notre santé et en inculquant de bonnes valeurs nutritives à nos filles dès le plus jeunes âges c’est leur garantir une meilleur santé ! </text:span></text:p>
      <text:p text:style-name="P1"><text:span text:style-name="T5"/></text:p>
      <text:p text:style-name="P1"><text:span text:style-name="T8">Je vous partage u</text:span><text:span text:style-name="T7">ne pe</text:span>tite recette pratiqué<text:span text:style-name="T11">e</text:span> tou<text:span text:style-name="T2">s</text:span> les matins, il est possible de faire des variantes mais voici la nôtre :</text:p>
      <text:p text:style-name="P1">Baie de goji, sésame, graine de tournesol le tout mélangé à du miel ou sirop d’agave ! Un régal e<text:span text:style-name="T2">s</text:span>t plein d’énergie pour attaquer la journée sereinement. <text:s/></text:p>
      <text:p text:style-name="P1"/>
      <text:p text:style-name="P5">Ou trouver ?</text:p>
      <text:p text:style-name="P6">- <text:span text:style-name="T6">Baie de goji c’est à la pharmacie la déesse que je les achète de elles sont de qualité et parfois les prix peuvent s’envoler mais chez eux cela reste raisonnable </text:span><text:a xlink:type="simple" xlink:href="https://www.pharmaciedeladeesse.com/" text:style-name="Internet_20_link" text:visited-style-name="Visited_20_Internet_20_Link"><text:span text:style-name="T6">https://www.pharmaciedeladeesse.com/</text:span></text:a></text:p>
      <text:p text:style-name="P6"/>
      <text:p text:style-name="P6"/>
      <text:p text:style-name="P6"/>
      <text:p text:style-name="P6"/>
      <text:p text:style-name="P8"><text:soft-page-break/>Les Huiles essentielles</text:p>
      <text:p text:style-name="P8">Attention pas n’importe comment, pas n’importe lesquels, privilégier les bio dans la mesure du possible. Chouquette n’ayant que 3 ans, j’en utilise très peu ! </text:p>
      <text:p text:style-name="P8">On m’a fait découvrir le bracelet avec un galet céramique au milieu. Vous savez celui qui devient notre meilleur ami l’été contre les moustiques ? </text:p>
      <text:p text:style-name="P8">Il sert avant tout à y mettre de l’orange douce. Poussin ne peut plus s’en passer à l’école. Elle a bien assimilé le fait que ce bracelet est thérapeutique. L’orange douce calme le stress et aide à se détendre. Ma fille ne peut plus sans passer pour aller à l’école et nous avons pu constater avec l’aide de la maîtresse de <text:s/>son effet positif par rapport au comportement ou encore ses résultats scolaire ! </text:p>
      <text:p text:style-name="P8">Revenons sur ce bracelet l’avantage c’est si le lundi je mets de l’orange douce dessus et que le lendemain je souhaite y mettre de la lavande pas de soucis pas de mélange d’odeur la première « s’écrase » , <text:span text:style-name="T12">pas besoin d’avoir un bracelet pour une huile essentielle ou d’attendre plusisures jours que l’odeur s’estompe. <text:s/></text:span></text:p>
      <text:p text:style-name="P9">Photo + lien pour achat <text:s/><text:span text:style-name="T12">santé discount </text:span></text:p>
      <text:p text:style-name="P9">Pour l’endormissement qui est parfois compliqué j’utilise l’huile essentielle de lavande que je mets sur un galet <text:span text:style-name="T12">disposé dans la chambre ça fonctionne a tous les coups ! </text:span></text:p>
      <text:p text:style-name="P9"/>
      <text:p text:style-name="P10">Lien galets aromazone </text:p>
      <text:p text:style-name="P10"/>
      <text:p text:style-name="P10"/>
      <text:p text:style-name="P10"/>
      <text:p text:style-name="P11">Cartes </text:p>
      <text:p text:style-name="P11">Rituel</text:p>
      <text:p text:style-name="P11">Il y a quelques jours j’ai pu tester « le petit rituel zen ». J’adore enfin surtout les filles ! <text:s/>Parce que même après une histoire, des tas de câlin et dix mille bisous sa trouvait toujours des excuses encore j’ai voulu rendre ce moment plus détendu et agréable pour tous</text:p>
      <text:p text:style-name="P11">Ce sont des petites histoires relaxante pour s’endormir en douceur. Il y a 30 cartes illustrées à choisir en fonction de l’émotion au moment du coucher : tensions nerveuses, tensions psychiques, peurs … La favorite pour le moment est l’éléphanteau </text:p>
      <text:p text:style-name="P11"/>
      <text:p text:style-name="P11">Liens des cartes </text:p>
      <text:p text:style-name="P11"/>
      <text:p text:style-name="P11">Yoga </text:p>
      <text:p text:style-name="P11">Sur la même série des cartes pour l’endormissement «  Mon imagier Yoga » . C’est juste super pour passer un petit moment en tête à tête avec chacune de mes filles, j’ai pas testé les deux ensemble … <text:soft-page-break/>Nous pouvons travailler plsusieurs axes : la respiration, la concentration, souplesse et plein de cris d’animaux ;-)</text:p>
      <text:p text:style-name="P11"/>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ma Madurai1" svg:font-family="'Arima Madurai'"/>
    <style:font-face style:name="Arima Madurai" svg:font-family="'Arima Madurai', cursive"/>
    <style:font-face style:name="Calibri" svg:font-family="Calibri, Arial, Helvetica, sans-serif"/>
    <style:font-face style:name="Raleway" svg:font-family="Raleway,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20:53:39.579733043</meta:creation-date>
    <dc:date>2018-07-02T22:05:01.264982750</dc:date>
    <meta:editing-duration>PT1M5S</meta:editing-duration>
    <meta:editing-cycles>1</meta:editing-cycles>
    <meta:document-statistic meta:table-count="0" meta:image-count="0" meta:object-count="0" meta:page-count="3" meta:paragraph-count="27" meta:word-count="693" meta:character-count="3978" meta:non-whitespace-character-count="3287"/>
    <meta:generator>LibreOffice/5.1.6.2$Linux_X86_64 LibreOffice_project/10m0$Build-2</meta:generator>
  </office:meta>
</office:document-meta>
</file>